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.dat File</text:p>
          </table:table-cell>
          <table:table-cell office:value-type="string" calcext:value-type="string">
            <text:p>ext_type</text:p>
          </table:table-cell>
          <table:table-cell office:value-type="string" calcext:value-type="string">
            <text:p>padding type goto</text:p>
          </table:table-cell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2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2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2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2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2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2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2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2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2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2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2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2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2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2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2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02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2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2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02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2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2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2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2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2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02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2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2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2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2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2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2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2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2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2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2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2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2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2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2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2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2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2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2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2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2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2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2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2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2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2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2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2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2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2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02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2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2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2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2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02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02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02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2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02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2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2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02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02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2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02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2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2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02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2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2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02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02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02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02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2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02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2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2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02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02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02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02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02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02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02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2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2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02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2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02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2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2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02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02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2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2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2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02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2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2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02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02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02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02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02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2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02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02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02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02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02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02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02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02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02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2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02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02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0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023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023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023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023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023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023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023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023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023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023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023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023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023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023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023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023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023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023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023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023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023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023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023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023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023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023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023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023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023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023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023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023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023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023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023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023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023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023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023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023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023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023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023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023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023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023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023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023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023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023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023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023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023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023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023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023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023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023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023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023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023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023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023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023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023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023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023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023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023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023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023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023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023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023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023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023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023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023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023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023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023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023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023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023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023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023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023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023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023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023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023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023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023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023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023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023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023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023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023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023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023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023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023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023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023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023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023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023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023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023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023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023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023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023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023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023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023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023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023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023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023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023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023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023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023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023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023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023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023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023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023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023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023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023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023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023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023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023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023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023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023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023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023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023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023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023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023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023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023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023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023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023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023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023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023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023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023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023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023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023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023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023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023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023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023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023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023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023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023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023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023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023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023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023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023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023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023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023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023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023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023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023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023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023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023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023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023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023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023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023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023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023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023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023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023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023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023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023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023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023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023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023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023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023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023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023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023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023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023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023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023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023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023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023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023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023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023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023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023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023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023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023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023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023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023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023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023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023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023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023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023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023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023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023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023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023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023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023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023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023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023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023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023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023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023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023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023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023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023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023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023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023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023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023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023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023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023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023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023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023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023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023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023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023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023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023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023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023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023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023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023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023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023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023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023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023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023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023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0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023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023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023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023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023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023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023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023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023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023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023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023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023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023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023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023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023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023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023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023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023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023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023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023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023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023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023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023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023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023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023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023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023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023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023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023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023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023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023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023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023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023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023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023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023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023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023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023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023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023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023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023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023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023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023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023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023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023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023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023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023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023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023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023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023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023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023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023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023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023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023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023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023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023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023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023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023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023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023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023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023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023"/>
        </table:table-row>
        <table:table-row table:style-name="ro1" table:number-rows-repeated="10476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5T18:33:45.037000000</dc:date>
    <meta:editing-duration>PT3H3M34S</meta:editing-duration>
    <meta:editing-cycles>1</meta:editing-cycles>
    <meta:document-statistic meta:table-count="1" meta:cell-count="978" meta:object-count="0"/>
    <meta:generator>LibreOffice/7.3.3.2$Windows_X86_64 LibreOffice_project/d1d0ea68f081ee2800a922cac8f79445e4603348</meta:generator>
  </office:meta>
</office:document-meta>
</file>